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fb5e" officeooo:paragraph-rsid="001bfb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d loop() {</text:p>
      <text:p text:style-name="P1"><text:s text:c="2"/>followLine();</text:p>
      <text:p text:style-name="P1">}</text:p>
      <text:p text:style-name="P1"/>
      <text:p text:style-name="P1">void followLine(){</text:p>
      <text:p text:style-name="P1"><text:s text:c="2"/></text:p>
      <text:p text:style-name="P1"><text:s text:c="2"/>int8_t sensor_R = 0, sensor_M = 0, sensor_L = 0;</text:p>
      <text:p text:style-name="P1"><text:s text:c="2"/></text:p>
      <text:p text:style-name="P1"><text:s text:c="2"/>sensor_R = digitalRead(r_sensor);</text:p>
      <text:p text:style-name="P1"><text:s text:c="2"/>sensor_M = digitalRead(m_sensor);</text:p>
      <text:p text:style-name="P1"><text:s text:c="2"/>sensor_L = digitalRead(l_sensor);</text:p>
      <text:p text:style-name="P1"><text:s text:c="2"/>lasterror = error;</text:p>
      <text:p text:style-name="P1"><text:s text:c="2"/>forward();</text:p>
      <text:p text:style-name="P1"><text:s text:c="2"/>if(sensor_R == 1 &amp;&amp; sensor_M == 1 &amp;&amp; sensor_L == 0){</text:p>
      <text:p text:style-name="P1"><text:s text:c="4"/>error = 2;</text:p>
      <text:p text:style-name="P1"><text:s text:c="2"/>}else if(sensor_R == 1 &amp;&amp; sensor_M == 0 &amp;&amp; sensor_L == 0){</text:p>
      <text:p text:style-name="P1"><text:s text:c="4"/>error = 1;</text:p>
      <text:p text:style-name="P1"><text:s text:c="2"/>}else if(sensor_R == 1 &amp;&amp; sensor_M == 0 &amp;&amp; sensor_L == 1){</text:p>
      <text:p text:style-name="P1"><text:s text:c="4"/>error = 0;</text:p>
      <text:p text:style-name="P1"><text:s text:c="2"/>}else if(sensor_R == 0 &amp;&amp; sensor_M == 0 &amp;&amp; sensor_L == 1){</text:p>
      <text:p text:style-name="P1"><text:s text:c="4"/>error = -1;</text:p>
      <text:p text:style-name="P1"><text:s text:c="2"/>}else if(sensor_R == 0 &amp;&amp; sensor_M == 1 &amp;&amp; sensor_L == 1){</text:p>
      <text:p text:style-name="P1"><text:s text:c="4"/>error = -2;</text:p>
      <text:p text:style-name="P1"><text:s text:c="2"/>}else{</text:p>
      <text:p text:style-name="P1"><text:s text:c="4"/>if(error == -1){</text:p>
      <text:p text:style-name="P1"><text:s text:c="6"/>right();</text:p>
      <text:p text:style-name="P1"><text:s text:c="4"/>}else if (error == 1){</text:p>
      <text:p text:style-name="P1"><text:s text:c="6"/>left();</text:p>
      <text:p text:style-name="P1"><text:s text:c="4"/>}else{</text:p>
      <text:p text:style-name="P1"><text:s text:c="6"/>stop_m();</text:p>
      <text:p text:style-name="P1"><text:s text:c="4"/>}</text:p>
      <text:p text:style-name="P1"><text:s text:c="2"/>}</text:p>
      <text:p text:style-name="P1"><text:s text:c="2"/></text:p>
      <text:p text:style-name="P1"/>
      <text:p text:style-name="P1"><text:s text:c="2"/>analogWrite(motorAE , MAX - error*kp - kd*lasterror);</text:p>
      <text:p text:style-name="P1"><text:s text:c="2"/>analogWrite(motorBE , MAX + error*kp + kd*lasterror); <text:s/>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21:02:18.310688193</meta:creation-date>
    <dc:date>2018-04-16T21:02:49.362145718</dc:date>
    <meta:editing-duration>P0D</meta:editing-duration>
    <meta:editing-cycles>1</meta:editing-cycles>
    <meta:document-statistic meta:table-count="0" meta:image-count="0" meta:object-count="0" meta:page-count="1" meta:paragraph-count="35" meta:word-count="134" meta:character-count="833" meta:non-whitespace-character-count="637"/>
    <meta:generator>LibreOffice/4.2.3.3$Linux_X86_64 LibreOffice_project/420m0$Build-3</meta:generator>
  </office:meta>
</office:document-meta>
</file>